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6472in" text:min-label-width="0.25in" text:list-level-position-and-space-mode="label-alignment">
          <style:list-level-label-alignment text:label-followed-by="listtab" fo:margin-left="0.897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72in" text:min-label-width="0.25in" text:list-level-position-and-space-mode="label-alignment">
          <style:list-level-label-alignment text:label-followed-by="listtab" fo:margin-left="1.39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72in" text:min-label-width="0.25in" text:list-level-position-and-space-mode="label-alignment">
          <style:list-level-label-alignment text:label-followed-by="listtab" fo:margin-left="1.8972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.1472in" text:min-label-width="0.25in" text:list-level-position-and-space-mode="label-alignment">
          <style:list-level-label-alignment text:label-followed-by="listtab" fo:margin-left="2.397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6472in" text:min-label-width="0.25in" text:list-level-position-and-space-mode="label-alignment">
          <style:list-level-label-alignment text:label-followed-by="listtab" fo:margin-left="2.8972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.1472in" text:min-label-width="0.25in" text:list-level-position-and-space-mode="label-alignment">
          <style:list-level-label-alignment text:label-followed-by="listtab" fo:margin-left="3.3972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6472in" text:min-label-width="0.25in" text:list-level-position-and-space-mode="label-alignment">
          <style:list-level-label-alignment text:label-followed-by="listtab" fo:margin-left="3.8972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.1472in" text:min-label-width="0.25in" text:list-level-position-and-space-mode="label-alignment">
          <style:list-level-label-alignment text:label-followed-by="listtab" fo:margin-left="4.3972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6472in" text:min-label-width="0.25in" text:list-level-position-and-space-mode="label-alignment">
          <style:list-level-label-alignment text:label-followed-by="listtab" fo:margin-left="4.8972in" fo:text-indent="-0.25in"/>
        </style:list-level-properties>
        <style:text-properties style:font-name="Wingdings"/>
      </text:list-level-style-bullet>
    </text:list-style>
    <style:style style:name="P1" style:parent-style-name="im-mess" style:master-page-name="MP0" style:list-style-name="LFO1" style:family="paragraph">
      <style:paragraph-properties fo:break-before="page"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" style:parent-style-name="im-mess" style:family="paragraph">
      <style:paragraph-properties fo:margin-top="0in" fo:margin-bottom="0in" style:line-height-at-least="0.1875in" fo:margin-right="0.0416in" fo:background-color="#FFFFFF">
        <style:tab-stops>
          <style:tab-stop style:type="left" style:position="0.5in"/>
        </style:tab-stops>
      </style:paragraph-properties>
      <style:text-properties style:font-name="Roboto" fo:color="#000000" fo:font-size="10pt" style:font-size-asian="10pt" style:font-size-complex="10pt"/>
    </style:style>
    <style:style style:name="P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" style:parent-style-name="im-mess" style:family="paragraph">
      <style:paragraph-properties fo:margin-top="0in" fo:margin-bottom="0in" style:line-height-at-least="0.1875in" fo:margin-right="0.0416in" fo:background-color="#FFFFFF">
        <style:tab-stops>
          <style:tab-stop style:type="left" style:position="0.5in"/>
        </style:tab-stops>
      </style:paragraph-properties>
      <style:text-properties style:font-name="Roboto" fo:color="#000000" fo:font-size="10pt" style:font-size-asian="10pt" style:font-size-complex="10pt"/>
    </style:style>
    <style:style style:name="P5" style:parent-style-name="im-mess" style:family="paragraph">
      <style:paragraph-properties fo:margin-top="0in" fo:margin-bottom="0in" style:line-height-at-least="0.1875in" fo:margin-right="0.0416in" fo:background-color="#FFFFFF">
        <style:tab-stops>
          <style:tab-stop style:type="left" style:position="0.5in"/>
        </style:tab-stops>
      </style:paragraph-properties>
      <style:text-properties style:font-name="Roboto" fo:color="#000000" fo:font-size="10pt" style:font-size-asian="10pt" style:font-size-complex="10pt"/>
    </style:style>
    <style:style style:name="P6" style:parent-style-name="im-mess" style:family="paragraph">
      <style:paragraph-properties fo:margin-top="0in" fo:margin-bottom="0in" style:line-height-at-least="0.1875in" fo:margin-left="0.4902in" fo:margin-right="0.0416in" fo:background-color="#FFFFFF">
        <style:tab-stops>
          <style:tab-stop style:type="left" style:position="0.0097in"/>
        </style:tab-stops>
      </style:paragraph-properties>
      <style:text-properties style:font-name="Roboto" fo:color="#000000" fo:font-size="10pt" style:font-size-asian="10pt" style:font-size-complex="10pt"/>
    </style:style>
    <style:style style:name="P7" style:parent-style-name="im-mess" style:family="paragraph">
      <style:paragraph-properties fo:margin-top="0in" fo:margin-bottom="0in" style:line-height-at-least="0.1875in" fo:margin-right="0.0416in" fo:background-color="#FFFFFF">
        <style:tab-stops>
          <style:tab-stop style:type="left" style:position="0.5in"/>
        </style:tab-stops>
      </style:paragraph-properties>
      <style:text-properties style:font-name="Roboto" fo:color="#000000" fo:font-size="10pt" style:font-size-asian="10pt" style:font-size-complex="10pt"/>
    </style:style>
    <style:style style:name="P8" style:parent-style-name="im-mess" style:family="paragraph">
      <style:paragraph-properties fo:margin-top="0in" fo:margin-bottom="0in" style:line-height-at-least="0.1875in" fo:margin-left="0.4902in" fo:margin-right="0.0416in" fo:background-color="#FFFFFF">
        <style:tab-stops>
          <style:tab-stop style:type="left" style:position="0.0097in"/>
        </style:tab-stops>
      </style:paragraph-properties>
      <style:text-properties style:font-name="Roboto" fo:color="#000000" fo:font-size="10pt" style:font-size-asian="10pt" style:font-size-complex="10pt"/>
    </style:style>
    <style:style style:name="P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T20" style:parent-style-name="Основнойшрифтабзаца" style:family="text">
      <style:text-properties style:font-name="Roboto" fo:color="#000000" fo:font-size="10pt" style:font-size-asian="10pt" style:font-size-complex="10pt" fo:language="ru" fo:country="RU"/>
    </style:style>
    <style:style style:name="T21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P2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2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0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3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0" style:parent-style-name="im-mess" style:family="paragraph">
      <style:paragraph-properties fo:margin-top="0in" fo:margin-bottom="0in" style:line-height-at-least="0.1875in" fo:margin-right="0.0416in" fo:background-color="#FFFFFF">
        <style:tab-stops>
          <style:tab-stop style:type="left" style:position="0.5in"/>
        </style:tab-stops>
      </style:paragraph-properties>
      <style:text-properties style:font-name="Roboto" fo:color="#000000" fo:font-size="10pt" style:font-size-asian="10pt" style:font-size-complex="10pt"/>
    </style:style>
    <style:style style:name="P4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4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0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5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60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6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6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6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T64" style:parent-style-name="Основнойшрифтабзаца" style:family="text">
      <style:text-properties style:font-name="Roboto" fo:color="#000000" fo:font-size="10pt" style:font-size-asian="10pt" style:font-size-complex="10pt" fo:language="ru" fo:country="RU"/>
    </style:style>
    <style:style style:name="T65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P6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6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6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6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0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7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0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8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</style:style>
    <style:style style:name="T89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T90" style:parent-style-name="Основнойшрифтабзаца" style:family="text">
      <style:text-properties style:font-name="Roboto" fo:color="#000000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T92" style:parent-style-name="Основнойшрифтабзаца" style:family="text">
      <style:text-properties style:font-name="Roboto" fo:color="#000000"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T94" style:parent-style-name="Основнойшрифтабзаца" style:family="text">
      <style:text-properties style:font-name="Roboto" fo:color="#000000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T96" style:parent-style-name="Основнойшрифтабзаца" style:family="text">
      <style:text-properties style:font-name="Roboto" fo:color="#000000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T98" style:parent-style-name="Основнойшрифтабзаца" style:family="text">
      <style:text-properties style:font-name="Roboto" fo:color="#000000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T100" style:parent-style-name="Основнойшрифтабзаца" style:family="text">
      <style:text-properties style:font-name="Roboto" fo:color="#000000" fo:font-size="10pt" style:font-size-asian="10pt" style:font-size-complex="10pt" fo:language="en" fo:country="US"/>
    </style:style>
    <style:style style:name="T101" style:parent-style-name="Основнойшрифтабзаца" style:family="text">
      <style:text-properties style:font-name="Roboto" fo:color="#000000" fo:font-size="10pt" style:font-size-asian="10pt" style:font-size-complex="10pt"/>
    </style:style>
    <style:style style:name="P102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3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4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5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6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7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8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09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10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11" style:parent-style-name="im-mess" style:family="paragraph">
      <style:paragraph-properties fo:margin-top="0in" fo:margin-bottom="0in" style:line-height-at-least="0.1875in" fo:margin-left="0.5416in" fo:margin-right="0.0416in" fo:background-color="#FFFFFF">
        <style:tab-stops>
          <style:tab-stop style:type="left" style:position="-0.0416in"/>
        </style:tab-stops>
      </style:paragraph-properties>
      <style:text-properties style:font-name="Roboto" fo:color="#000000" fo:font-size="10pt" style:font-size-asian="10pt" style:font-size-complex="10pt"/>
    </style:style>
    <style:style style:name="P112" style:parent-style-name="Standard" style:family="paragraph">
      <style:text-properties fo:language="ru" fo:country="RU"/>
    </style:style>
    <style:style style:name="P113" style:parent-style-name="Standard" style:family="paragraph">
      <style:text-properties fo:language="ru" fo:country="RU"/>
    </style:style>
  </office:automatic-styles>
  <office:body>
    <office:text text:use-soft-page-breaks="true">
      <text:list text:style-name="LFO1" text:continue-numbering="true">
        <text:list-item>
          <text:p text:style-name="P1">Сцена начинается с диалогового окна в<text:s/>мессенджере. Гг общается со своим другом Андреем, они<text:s/>обсуждают, как гг сдал последний экзамен.<text:line-break/><text:line-break/>Гг: наконец-то спустя 10 месяцев этого ада я свободен, больше никаких бесконечных вопросов про административные и уголовные правонарушения и никаких больше изменений строк через реплейс.<text:line-break/><text:line-break/>Андрей: поздравляю, все там были. Ты хоть уже определился, ты всё-таки пойдёшь на юрфак или в *айти* на бэкенд, как ты мечтал?<text:line-break/><text:line-break/>Гг: в принципе с одной стороны я бы не хотел расстраивать родственников, что вот до меня было 3 поколения юристов, а я, вдруг такой<text:s/>сякой, юристом быть не хочу, но с другой стороны, я понимаю, что вот эта вот вся<text:s/>юриспруденция<text:s/>- это вот вообще не моё. Я егэ по обществу с божьей помощью написал, я чуть не утонул во всех этих терминах и законах, пока готовился, но меня упорно не слушают, а информатику мне даже очень понравилось писать. Это<text:s/>как будто<text:s/>бы моё. Честно, я бы ещё хотел поспрашивать у друзей и у тебя в том числе, насчёт обучения на бэкенд разработчика побольше. А то ты знаешь какая у меня ситуация, если мне не<text:s/>удастся<text:s/>убедить родню, что я разбираюсь и действительно хочу...<text:line-break/><text:line-break/>*Андрей перебивает гг<text:line-break/>Андрей: в айти, да-да, тебя заставят идти на юриста. Ты много раз нам это уже рассказывал. Плюсом я помню, с каким трудом тебе удалось убедить их, что юристами мир не ограничивается.<text:line-break/><text:line-break/>Гг: дэмн, я настолько часто это рассказывал, что ты уже можешь за меня<text:s/>закончить<text:s/>мою же фразу?<text:line-break/><text:line-break/>Андрей: слишком часто, но не суть. Лично я готов помочь тебе, кстати, в следующие понедельник, вторник и среду я как раз вернусь в город, так что можем встретиться, расскажу тебе о всех прелестях студента вуза информационных технологий.</text:p>
        </text:list-item>
      </text:list>
      <text:p text:style-name="P2"/>
      <text:p text:style-name="P3"><text:line-break/>Гг: А что, звучит. Отличная идея. Шпашибо. Сейчас спрошу других, смогут. ли они помочь мне<text:line-break/><text:line-break/>Андркй: оки, только вот от Олега молниеносного ответа вообще не жди. Он же всё-таки работяга, понимаешь, весь в работе. В общем спишемся тогда ещё. Удачи<text:line-break/><text:line-break/>Гг: да знаю я о его среднем времени отклика. Давай пока тогда, тебе тоже удачки<text:line-break/><text:line-break/>*Гг пишет Олегу, бэкенд разработчику, с которым тоже немало знаком<text:line-break/><text:line-break/>Гг: привет, Олег, я тут думаю о возможности поступления в вуз на айти специальность, думаю выйти в бэккнд разработку. Ты же вроде как раз в этой специальности работаешь, не расскажешь, что да как там у вас?<text:line-break/><text:line-break/>Гг решает написать ещё и Кате<text:line-break/><text:line-break/>Гг: привет, Кать, я вот начинаю потихоньку решаться на поступление в айти вуз, чтобы уйти потом в бэкенд. Собственно, не объяснишь мне что да как там, ты же вроде тоже из бэкенд разработчиков? Буду безгранично<text:s/>благодарен.<text:line-break/><text:line-break/>*Внезапно гг приходит оповещение. Он проверяет от кого оно<text:line-break/><text:soft-page-break/><text:line-break/>Олег: да, привет, Слав, а я всегда знал, что ты, так сказать, покатишься с нами по этой наклонной, хд. Смотри, на неделе я занят, так что, увы, нам не встретиться, но вот в эти выходные я совсем-таки не занят. Так что валяй, я не против. Только напиши где и когда<text:line-break/><text:line-break/>Гг: а ты быстро, даже не похоже на тебя. Чё, как дела, как сам?<text:line-break/><text:line-break/>Олег: а кто знает, может я специально обычно мариную твои сообщения подольше, чтобы обидней было?<text:line-break/><text:line-break/>Да шучу я, всё нормально, просто конкретно в данный промежуток времени у меня перерыв<text:line-break/><text:line-break/>Гг: а, ясно, ну я тогда вечерочком сегодня напишу тебе где и когда лучше встретиться.<text:line-break/><text:line-break/>Олег: кк<text:line-break/><text:line-break/>*Приходит лаконичное, как всегда, сообщение от Кати*<text:line-break/><text:line-break/>Катя: круто, скажи где и когда встречаемся!<text:line-break/><text:line-break/>Теперь, нужно выбрать с кем я пойду в первую очередь**<text:line-break/>(Выбор андрея:<text:line-break/>Гг: ну что, приехал? Как насчёт встретиться у тебя где-то в час дня или чуть позже?<text:line-break/>Андрей: да без проблем, жду)<text:line-break/><text:line-break/>Андрей встречает гг у себя дома*<text:line-break/><text:line-break/>Андрей: Ну что, абитуриентик, как оно? Пора определяться.<text:line-break/><text:line-break/>Гг: да я же говорил уже. Стараюсь для себя. Ну давай, поведай мне о своём студенчестве, трекус<text:line-break/><text:line-break/>Андрей: ого, как мы заговорили, хех, ладно. В общем если ты любишь точные науки, такие как математика и, к сожалению, физика, то тут тебе и место, на юрфаке ты больше будешь учить общество, право, лево и, внезапно, латынь. Вообще про работу бэкендером нам мало что говорили, так что я тут по большей части агитирую тебя поступать, основываясь на твоих интересах. Из языков ты можешь выбрать с# или PHP, да даже java с Python'ом. А вот на В крест крест писать и обращаться к царю батюшке через код не удастся, увы<text:line-break/><text:line-break/>Гг: ого.</text:p>
      <text:p text:style-name="P4"><text:tab/>----</text:p>
      <text:p text:style-name="P5"><text:s/><text:tab/>1)а чем бэкендр разработчик занимается на практике?</text:p>
      <text:p text:style-name="P6"><text:line-break/>2) Думаю, что этих знаний мне должно хватить. Чем вообще занимаешься-то хоть в свободное от учёбы время?</text:p>
      <text:p text:style-name="P7"><text:tab/>Переход(гг хорошо пообщался с Андреем и к 10 часам вечера ушёл домой)</text:p>
      <text:p text:style-name="P8"><text:tab/>----<text:line-break/>Андрей: ну, чисто в теории, [пишет серверный код, отвечает за реакцию ресурса на действия пользователя и выдачу информации] [нёрд эмоджи]<text:line-break/><text:line-break/>Гг: huh?<text:line-break/><text:line-break/><text:soft-page-break/>Андрей: ну или простыми словами, ты пишешь внутренности сайта<text:line-break/><text:line-break/>Гг: а, понял<text:line-break/><text:line-break/>Андрей: Ещё какие-то вопросы?<text:line-break/><text:line-break/>Гг: только не по теме, столько не виделись нормально...<text:line-break/><text:line-break/>*гг хорошо пообщался с Андреем и к 10 часам вечера ушёл домой<text:line-break/><text:line-break/>С кем встретиться дальше<text:line-break/><text:line-break/>(Выбор Олега<text:line-break/>Гг: привет, как насчёт встретиться завтра в парке где-то днём?<text:line-break/>Олег: дарова, в парке не могу, но можно в кафе, я как раз на обед пойду в час<text:line-break/>Гг: принято)<text:line-break/><text:line-break/>Олег, встречает гг на входе.<text:line-break/><text:line-break/>Олег: приветствую, как дела?<text:line-break/><text:line-break/>Гг: эм, привет, да нормально, а ты всё уже что ли?</text:p>
      <text:p text:style-name="P9"/>
      <text:p text:style-name="P10">Олег: Ну я решил, что как-то не культурно будет за столом общаться, так что своевременно закончил. Хорошо, что у тебя всё хорошо, как бы это не звучало.</text:p>
      <text:p text:style-name="P11"><text:line-break/>Гг: экак, ну ладно. Я хотел спрость чем вы там занимаетесь вообще?</text:p>
      <text:p text:style-name="P12"><text:line-break/>Олег: сразу к делу перешёл, ну тебя совсем после экзаменов не узнать. Пошли выйдем отсюда, чтобы не мешать другим что ли.</text:p>
      <text:p text:style-name="P13"/>
      <text:p text:style-name="P14">Гг и Олег выходят на улицу</text:p>
      <text:p text:style-name="P15"/>
      <text:p text:style-name="P16">Олег: возвращаясь к твоему вопросу: в общем и целом всяким. Если тебя конкретно интересует бэкенд разработка, то мы пишем и<text:s/>переписываем<text:s/>код для заказчиков. Вот понадобился кому-то сайт, ну вот просто<text:s/>одностаничник, так и радостно, быстро сделаем, а коли у кого-то правок много и требований, так долго возиться с ним будем.<text:line-break/>----<text:line-break/>1)Гг: <text:s/>и всё, ничего больше?</text:p>
      <text:p text:style-name="P17"/>
      <text:p text:style-name="P18">2)Понятно, понятно, А теперь давай ты рассказывай, как у тебя лето проходит</text:p>
      <text:p text:style-name="P19">Переход(после часа хорошей беседы Олег и гг расходятся, кто домой, а кто дальше работать)</text:p>
      <text:p text:style-name="Обычный"><text:span text:style-name="T20"><text:s text:c="16"/></text:span><text:span text:style-name="T21">----</text:span></text:p>
      <text:p text:style-name="P22"/>
      <text:p text:style-name="P23">Олег: Ну есть и некоторые другие задачи, проверять чужой код, например. Не очень простой труд, честно сказать, нужно быть предельно сконцентрированным и сфокусированным. Если пропустить что-то важное, то кого-то будут бить, и возможно даже ногами. Ну во всяком случае у нас в конторке так.<text:line-break/></text:p>
      <text:p text:style-name="P24">Гг: ну про рукоприкладство… или даже ногоприкладство – это же шутка, верно?</text:p>
      <text:p text:style-name="P25"/>
      <text:p text:style-name="P26">Олег: а вот, кто знает… Отучишься, придёшь и сам посмотришь)))</text:p>
      <text:p text:style-name="P27"/>
      <text:soft-page-break/>
      <text:p text:style-name="P28">Гг: понятно, а ты всё такой же</text:p>
      <text:p text:style-name="P29"><text:line-break/>Олег: Ага, а минусы будут? Что-нибудь ещё рассказать? Какие-нибудь байки ещё травануть?</text:p>
      <text:p text:style-name="P30">----<text:line-break/>1)Гг: Наверное не самый хороший вопрос, но а вот как по зп <text:s/>всё?</text:p>
      <text:p text:style-name="P31"/>
      <text:p text:style-name="P32">2)Да не стоит, а теперь давай ты рассказывай, как у тебя лето проходит</text:p>
      <text:p text:style-name="P33">Переход(после часа хорошей беседы Олег и гг расходятся, кто домой, а кто дальше работать)<text:line-break/>----</text:p>
      <text:p text:style-name="P34"><text:line-break/>Олег: <text:s/>Ну вот знаешь, в среднем это где-то 100к, где-то меньше, где-то больше. Не знаю как там у юристов, но мы не жалуемся. Ну как готов к поступлению?<text:line-break/><text:line-break/>Гг: ну я ещё думаю пока что. ладно, спасибо, что помог и объяснил<text:line-break/><text:line-break/>Олег: всегда пожалуйста. А теперь давай ты рассказывай, как у тебя лето проходит...<text:line-break/><text:line-break/>*после часа хорошей беседы Олег и гг расходятся, кто домой, а кто дальше работать.<text:line-break/><text:line-break/>И последним человеком будет:<text:line-break/><text:line-break/>Выбор Кати:<text:line-break/>(Гг: привет, как насчёт встретиться через час в парке?<text:line-break/>Катя: привет, отлично)<text:line-break/><text:line-break/>*Гг<text:s/>окликивает<text:s/>Катю, и они начинают разговаривать<text:line-break/><text:line-break/>Катя: привет-привет, сколько лет, сколько зим?<text:line-break/><text:line-break/>Гг: привет, да, прошло не мало времени с нашей последней встречи.</text:p>
      <text:p text:style-name="P35"/>
      <text:p text:style-name="P36">Катя: как дела, давай, давай колись.</text:p>
      <text:p text:style-name="P37"/>
      <text:p text:style-name="P38">Гг: Да вообще отлично. Я вот хочу узнать некоторые вещи по поводу твоей профессии, расскажешь?<text:line-break/><text:line-break/>Катя: оо, конечно! Что именно тебе рассказать о фронтэнде? Может его отличиях от бэкенда?<text:line-break/><text:line-break/>Гг: стой, а я думал, что ты в бэкенде работаешь. Ну ладно, это тоже будет познавающе, информативно и полезно, так что с радостью выслушаю<text:line-break/><text:line-break/>Катя: а воот, фронтэнд отличается от бэкенда тем, что тут ты стараешься не для других программистов, а для юзеров. Им вообще е важно написан у тебя сайт в 4 метода или в 44, им важен UI, юзер интрефасе, если так удобно, воооот<text:line-break/><text:line-break/>Гг: ого, прикольно.</text:p>
      <text:p text:style-name="P39">----</text:p>
      <text:p text:style-name="P40"><text:tab/>1)Я просто думал пойти в бэкенд, но если не получиться, то смогу ли я перейти на фронтенд?</text:p>
      <text:p text:style-name="P41"/>
      <text:p text:style-name="P42">2)Думаю, что я всё понял. Пройдёмся?</text:p>
      <text:soft-page-break/>
      <text:p text:style-name="P43">Переход(ГГ отлично пообщался с Катей на отвлечённые темы)<text:line-break/>----</text:p>
      <text:p text:style-name="P44"><text:line-break/></text:p>
      <text:p text:style-name="P45">Катя: думаю, что сможешь. В конце концов и фронтэнд и бэкенд можно писать на джаве, хоть у этих двух<text:s/>профессий<text:s/>и разные предназначения, думаю, что ты быстро должен будешь освоиться с переходом<text:line-break/><text:line-break/>Гг: ясно.</text:p>
      <text:p text:style-name="P46">----</text:p>
      <text:p text:style-name="P47"><text:s/>1)А про условия труда есть что сказать?</text:p>
      <text:p text:style-name="P48"/>
      <text:p text:style-name="P49">2) Думаю, что я всё понял. Пройдёмся?</text:p>
      <text:p text:style-name="P50">Переход(ГГ отлично пообщался с Катей на отвлечённые темы)<text:line-break/>----</text:p>
      <text:p text:style-name="P51"/>
      <text:p text:style-name="P52">Катя: Труда? А, всё более менее, есть сроки и в них нужно укладываться. Что немало важно нужно иметь хорошую фантазию и чувство вкуса, чтобы создавать что-то действительно необычное и красивое.<text:s/></text:p>
      <text:p text:style-name="P53"/>
      <text:p text:style-name="P54">Гг: Дак это же буквально я</text:p>
      <text:p text:style-name="P55"/>
      <text:p text:style-name="P56">Катя: <text:s/>ага, Гослинг ты наш, охотно в это верю. <text:s/>Надеюсь, это не очень всё занудно?</text:p>
      <text:p text:style-name="P57"/>
      <text:p text:style-name="P58">Гг: да нет, нет, что ты.</text:p>
      <text:p text:style-name="P59">-----</text:p>
      <text:p text:style-name="P60"><text:s/>1)А вот ещё, хоть немного и неприлично, но какая зп у фронтэндера?</text:p>
      <text:p text:style-name="P61"/>
      <text:p text:style-name="P62">2) 2)Думаю, что я всё понял. Пройдёмся?</text:p>
      <text:p text:style-name="P63">Переход(ГГ отлично пообщался с Катей на отвлечённые темы)</text:p>
      <text:p text:style-name="Обычный"><text:span text:style-name="T64"><text:s text:c="16"/></text:span><text:span text:style-name="T65">-----</text:span></text:p>
      <text:p text:style-name="P66">Катя: сейчас, дай ка посчитаю... ммм… <text:s/>в среднем это 80+ хихи,<text:line-break/><text:line-break/>Гг: немало<text:line-break/><text:line-break/>Катя: ага, работка не особо пыльная, но освоиться можно и если что, то у тебя обязательно получится.<text:s/><text:line-break/></text:p>
      <text:p text:style-name="P67">Гг: ой, уж прости, но мне в выборе из бэкенда и фронтенда больше импонирует первое, хотя звучало довольно заманчиво.</text:p>
      <text:p text:style-name="P68"/>
      <text:p text:style-name="P69">Катя: <text:s/>я тебя не заставляю, это твой выбор.</text:p>
      <text:p text:style-name="P70"><text:line-break/>Гг: ну <text:s/>на этом я думаю, что по моей теме всё. Ну что, как лето-то хоть проводишь?<text:line-break/><text:line-break/>Катя: знаешь...<text:line-break/><text:line-break/>*Переход к выбору концовки в диалог к Андрею, ДА.ДА, снова мессенджер*<text:line-break/></text:p>
      <text:p text:style-name="P71">Гг: Знаешь, я со всеми обсудил перспективу быть бэкенд разработчиком и знаешь, я так подумал, что…<text:line-break/>*выбор диалога*</text:p>
      <text:p text:style-name="P72"/>
      <text:p text:style-name="P73">Первая ветка) нужно 4/6 или больше очков вовлечённости</text:p>
      <text:p text:style-name="P74"/>
      <text:p text:style-name="P75">Гг:Да, это прям моё. С каждой встречей мои глаза загорались лишь ярче. Так что с полученными знаниями я точно смогу переубедить родственников.</text:p>
      <text:p text:style-name="P76"/>
      <text:p text:style-name="P77">Андрей: Круто, я знал, что у тебя получится. Это действительно очень классная профессия. Поступишь, я тебе всё обязательно покажу и расскажу.</text:p>
      <text:p text:style-name="P78"/>
      <text:p text:style-name="P79">Гг: буду ждать</text:p>
      <text:p text:style-name="P80"/>
      <text:p text:style-name="P81">ЗАНАВЕС*</text:p>
      <text:p text:style-name="P82">Надпись конец</text:p>
      <text:p text:style-name="P83"/>
      <text:p text:style-name="P84">Вторая ветка)</text:p>
      <text:p text:style-name="P85"/>
      <text:p text:style-name="P86">Гг: я всё же пойду, на юриста. Мне не удалось переубедить родню, увы.</text:p>
      <text:p text:style-name="P87"/>
      <text:p text:style-name="P88"><text:span text:style-name="T89">Андрей: Очень жаль, а я так надеялся, что мы с тобой в универе хоть чаще видеться будем. Ну что ж, в таком случае могу пожелать лишь удачи в учении всего подряд.<text:s/></text:span><text:span text:style-name="T90">Awe</text:span><text:span text:style-name="T91"><text:s/></text:span><text:span text:style-name="T92">Maria</text:span><text:span text:style-name="T93"><text:s/>или<text:s/></text:span><text:span text:style-name="T94">Dura</text:span><text:span text:style-name="T95"><text:s/></text:span><text:span text:style-name="T96">Lex</text:span><text:span text:style-name="T97"><text:s/></text:span><text:span text:style-name="T98">Sed</text:span><text:span text:style-name="T99"><text:s/></text:span><text:span text:style-name="T100">Lex</text:span><text:span text:style-name="T101">, как говорится</text:span></text:p>
      <text:p text:style-name="P102"/>
      <text:p text:style-name="P103">Гг: а? Ещё и обзывается, всё понятно</text:p>
      <text:p text:style-name="P104"/>
      <text:p text:style-name="P105">Андрей: Я говорю, Закон суров, но это закон. Латынь тебе тоже придётся учить. Я, правда, в непонятках зачем</text:p>
      <text:p text:style-name="P106"/>
      <text:p text:style-name="P107">Гг: может Римское право в оригинале читать будем?</text:p>
      <text:p text:style-name="P108"/>
      <text:p text:style-name="P109">Андрей: ахах, схорошел, схорошел</text:p>
      <text:p text:style-name="P110"><text:s/><text:line-break/>ЗАНАВЕС*</text:p>
      <text:p text:style-name="P111">Надпись Конец на латыни.</text:p>
      <text:p text:style-name="P112"/>
      <text:p text:style-name="P11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m-mess" style:display-name="im-mess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6472in" text:min-label-width="0.25in" text:list-level-position-and-space-mode="label-alignment">
          <style:list-level-label-alignment text:label-followed-by="listtab" fo:margin-left="0.897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72in" text:min-label-width="0.25in" text:list-level-position-and-space-mode="label-alignment">
          <style:list-level-label-alignment text:label-followed-by="listtab" fo:margin-left="1.39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72in" text:min-label-width="0.25in" text:list-level-position-and-space-mode="label-alignment">
          <style:list-level-label-alignment text:label-followed-by="listtab" fo:margin-left="1.8972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.1472in" text:min-label-width="0.25in" text:list-level-position-and-space-mode="label-alignment">
          <style:list-level-label-alignment text:label-followed-by="listtab" fo:margin-left="2.397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6472in" text:min-label-width="0.25in" text:list-level-position-and-space-mode="label-alignment">
          <style:list-level-label-alignment text:label-followed-by="listtab" fo:margin-left="2.8972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.1472in" text:min-label-width="0.25in" text:list-level-position-and-space-mode="label-alignment">
          <style:list-level-label-alignment text:label-followed-by="listtab" fo:margin-left="3.3972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6472in" text:min-label-width="0.25in" text:list-level-position-and-space-mode="label-alignment">
          <style:list-level-label-alignment text:label-followed-by="listtab" fo:margin-left="3.8972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.1472in" text:min-label-width="0.25in" text:list-level-position-and-space-mode="label-alignment">
          <style:list-level-label-alignment text:label-followed-by="listtab" fo:margin-left="4.3972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6472in" text:min-label-width="0.25in" text:list-level-position-and-space-mode="label-alignment">
          <style:list-level-label-alignment text:label-followed-by="listtab" fo:margin-left="4.897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Курманов Никита Владиславович</dc:creator>
    <meta:creation-date>2009-04-16T11:32:00Z</meta:creation-date>
    <dc:date>2023-12-24T09:39:00Z</dc:date>
    <meta:template xlink:href="Normal" xlink:type="simple"/>
    <meta:editing-cycles>11</meta:editing-cycles>
    <meta:editing-duration>PT46560S</meta:editing-duration>
    <meta:user-defined meta:name="Info 1"/>
    <meta:user-defined meta:name="Info 2"/>
    <meta:user-defined meta:name="Info 3"/>
    <meta:user-defined meta:name="Info 4"/>
    <meta:document-statistic meta:page-count="6" meta:paragraph-count="21" meta:word-count="1611" meta:character-count="10773" meta:row-count="76" meta:non-whitespace-character-count="9183"/>
  </office:meta>
</office:document-meta>
</file>